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2.2835in"/>
    </style:style>
    <style:style style:name="co5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Gravity in your location </text:p>
            <text:p>(otherwise use the standard value</text:p>
            <text:p>of 9.80665m/s^2)</text:p>
          </table:table-cell>
          <table:table-cell office:value-type="float" office:value="9.8134" calcext:value-type="float">
            <text:p>9.8134</text:p>
          </table:table-cell>
          <table:table-cell office:value-type="string" calcext:value-type="string">
            <text:p>Raw bias</text:p>
          </table:table-cell>
          <table:table-cell table:style-name="ce4" office:value-type="string" calcext:value-type="string">
            <text:p>Bias</text:p>
            <text:p>Adjusted to</text:p>
            <text:p>Coordinate</text:p>
            <text:p>system and</text:p>
            <text:p>Factor</text:p>
          </table:table-cell>
          <table:table-cell/>
          <table:table-cell office:value-type="string" calcext:value-type="string">
            <text:p>Raw value</text:p>
            <text:p>Without bias</text:p>
          </table:table-cell>
          <table:table-cell table:style-name="ce4" office:value-type="string" calcext:value-type="string">
            <text:p>Factor</text:p>
            <text:p>Adjusted for</text:p>
            <text:p>coordinate</text:p>
            <text:p>System</text:p>
          </table:table-cell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Measurements taken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office:value-type="string" calcext:value-type="string">
            <text:p>Original position (Z down)</text:p>
          </table:table-cell>
          <table:table-cell office:value-type="string" calcext:value-type="string">
            <text:p>Accel Z</text:p>
          </table:table-cell>
          <table:table-cell office:value-type="float" office:value="0.996468" calcext:value-type="float">
            <text:p>0.996468</text:p>
          </table:table-cell>
          <table:table-cell table:style-name="ce3" table:formula="of:= ([.$D14] + [.$D8]) / 2" office:value-type="float" office:value="-0.00581200000000004" calcext:value-type="float">
            <text:p>-0.005812</text:p>
          </table:table-cell>
          <table:table-cell table:style-name="ce4" table:formula="of:= [.E8]*[.I8]" office:value-type="float" office:value="0.056905735722553" calcext:value-type="float">
            <text:p>0.056905735722553</text:p>
          </table:table-cell>
          <table:table-cell/>
          <table:table-cell table:formula="of:=[.D14] - [.E8]" office:value-type="float" office:value="-1.00228" calcext:value-type="float">
            <text:p>-1.00228</text:p>
          </table:table-cell>
          <table:table-cell table:style-name="ce4" table:formula="of:=[.D3]/[.H8]" office:value-type="float" office:value="-9.79107634593128" calcext:value-type="float">
            <text:p>-9.79107634593128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Gyro Z</text:p>
          </table:table-cell>
          <table:table-cell office:value-type="float" office:value="0.169582" calcext:value-type="float">
            <text:p>0.169582</text:p>
          </table:table-cell>
          <table:table-cell/>
          <table:table-cell table:style-name="ce4" table:formula="of:=-([.D10]+[.D16])/2" office:value-type="float" office:value="-0.1678035" calcext:value-type="float">
            <text:p>-0.1678035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Mag Z</text:p>
          </table:table-cell>
          <table:table-cell office:value-type="float" office:value="-52.165296" calcext:value-type="float">
            <text:p>-52.165296</text:p>
          </table:table-cell>
          <table:table-cell table:style-name="ce3" table:formula="of:= ([.D18] + [.D12]) / 2" office:value-type="float" office:value="3.3745125" calcext:value-type="float">
            <text:p>3.3745125</text:p>
          </table:table-cell>
          <table:table-cell table:style-name="ce4" table:formula="of:= [.E12] * [.I12]" office:value-type="float" office:value="-3.3745125" calcext:value-type="float">
            <text:p>-3.3745125</text:p>
          </table:table-cell>
          <table:table-cell/>
          <table:table-cell table:formula="of:=[.D18] - [.E12]" office:value-type="float" office:value="55.5398085" calcext:value-type="float">
            <text:p>55.5398085</text:p>
          </table:table-cell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3">
          <table:table-cell/>
          <table:table-cell office:value-type="string" calcext:value-type="string">
            <text:p>Flip 180deg around the X axis </text:p>
            <text:p>(Z up)</text:p>
          </table:table-cell>
          <table:table-cell office:value-type="string" calcext:value-type="string">
            <text:p>Accel Z</text:p>
          </table:table-cell>
          <table:table-cell office:value-type="float" office:value="-1.008092" calcext:value-type="float">
            <text:p>-1.008092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Gyro Z</text:p>
          </table:table-cell>
          <table:table-cell office:value-type="float" office:value="0.166025" calcext:value-type="float">
            <text:p>0.166025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Mag Z</text:p>
          </table:table-cell>
          <table:table-cell office:value-type="float" office:value="58.914321" calcext:value-type="float">
            <text:p>58.914321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office:value-type="string" calcext:value-type="string">
            <text:p>Turn Y axis up</text:p>
          </table:table-cell>
          <table:table-cell office:value-type="string" calcext:value-type="string">
            <text:p>Accel Y</text:p>
          </table:table-cell>
          <table:table-cell office:value-type="float" office:value="-0.984953" calcext:value-type="float">
            <text:p>-0.984953</text:p>
          </table:table-cell>
          <table:table-cell table:style-name="ce3" table:formula="of:= ([.$D26] + [.$D20]) / 2" office:value-type="float" office:value="0.018661" calcext:value-type="float">
            <text:p>0.018661</text:p>
          </table:table-cell>
          <table:table-cell table:style-name="ce4" table:formula="of:= [.E20]*[.I20]" office:value-type="float" office:value="-0.182468416542615" calcext:value-type="float">
            <text:p>-0.182468416542615</text:p>
          </table:table-cell>
          <table:table-cell/>
          <table:table-cell table:formula="of:= [.D20] - [.E20]" office:value-type="float" office:value="-1.003614" calcext:value-type="float">
            <text:p>-1.003614</text:p>
          </table:table-cell>
          <table:table-cell table:style-name="ce4" table:formula="of:=[.D3]/[.H20]" office:value-type="float" office:value="-9.77806208362976" calcext:value-type="float">
            <text:p>-9.77806208362976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Gyro Y</text:p>
          </table:table-cell>
          <table:table-cell office:value-type="float" office:value="-0.050727" calcext:value-type="float">
            <text:p>-0.050727</text:p>
          </table:table-cell>
          <table:table-cell/>
          <table:table-cell table:style-name="ce4" table:formula="of:=-([.D22]+[.D28])/2" office:value-type="float" office:value="0.051242" calcext:value-type="float">
            <text:p>0.051242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Mag Y</text:p>
          </table:table-cell>
          <table:table-cell office:value-type="float" office:value="39.906075" calcext:value-type="float">
            <text:p>39.906075</text:p>
          </table:table-cell>
          <table:table-cell table:style-name="ce3" table:formula="of:= ([.D30] + [.D24]) / 2" office:value-type="float" office:value="-16.778084" calcext:value-type="float">
            <text:p>-16.778084</text:p>
          </table:table-cell>
          <table:table-cell table:style-name="ce4" table:formula="of:= [.E24] * [.I24]" office:value-type="float" office:value="16.4393648736486" calcext:value-type="float">
            <text:p>16.4393648736486</text:p>
          </table:table-cell>
          <table:table-cell/>
          <table:table-cell table:formula="of:= [.D24] - [.E24]" office:value-type="float" office:value="56.684159" calcext:value-type="float">
            <text:p>56.684159</text:p>
          </table:table-cell>
          <table:table-cell table:style-name="ce4" table:formula="of:=-([.H12]/[.H24])" office:value-type="float" office:value="-0.979811811268118" calcext:value-type="float">
            <text:p>-0.979811811268118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office:value-type="string" calcext:value-type="string">
            <text:p>Turn Y axis down</text:p>
          </table:table-cell>
          <table:table-cell office:value-type="string" calcext:value-type="string">
            <text:p>Accel Y</text:p>
          </table:table-cell>
          <table:table-cell office:value-type="float" office:value="1.022275" calcext:value-type="float">
            <text:p>1.022275</text:p>
          </table:table-cell>
          <table:table-cell/>
          <table:table-cell table:style-name="ce4"/>
          <table:table-cell/>
          <table:table-cell table:formula="of:=[.D26]-[.F20]" office:value-type="float" office:value="1.20474341654262" calcext:value-type="float">
            <text:p>1.20474341654262</text:p>
          </table:table-cell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Gyro Y</text:p>
          </table:table-cell>
          <table:table-cell office:value-type="float" office:value="-0.051757" calcext:value-type="float">
            <text:p>-0.051757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Mag Y</text:p>
          </table:table-cell>
          <table:table-cell office:value-type="float" office:value="-73.462243" calcext:value-type="float">
            <text:p>-73.462243</text:p>
          </table:table-cell>
          <table:table-cell/>
          <table:table-cell table:style-name="ce4"/>
          <table:table-cell/>
          <table:table-cell table:formula="of:=[.D30]-[.F24]" office:value-type="float" office:value="-89.9016078736486" calcext:value-type="float">
            <text:p>-89.9016078736486</text:p>
          </table:table-cell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office:value-type="string" calcext:value-type="string">
            <text:p>Turn X axis up</text:p>
          </table:table-cell>
          <table:table-cell office:value-type="string" calcext:value-type="string">
            <text:p>Accel X</text:p>
          </table:table-cell>
          <table:table-cell office:value-type="float" office:value="0.970958" calcext:value-type="float">
            <text:p>0.970958</text:p>
          </table:table-cell>
          <table:table-cell table:style-name="ce3" table:formula="of:= ([.$D38] + [.$D32]) / 2" office:value-type="float" office:value="-0.026526" calcext:value-type="float">
            <text:p>-0.026526</text:p>
          </table:table-cell>
          <table:table-cell table:style-name="ce4" table:formula="of:= [.E32]*[.I32]" office:value-type="float" office:value="-0.260966840971886" calcext:value-type="float">
            <text:p>-0.260966840971886</text:p>
          </table:table-cell>
          <table:table-cell/>
          <table:table-cell table:formula="of:= [.D32] - [.E32]" office:value-type="float" office:value="0.997484" calcext:value-type="float">
            <text:p>0.997484</text:p>
          </table:table-cell>
          <table:table-cell table:style-name="ce4" table:formula="of:=[.D3]/[.H32]" office:value-type="float" office:value="9.83815279242574" calcext:value-type="float">
            <text:p>9.83815279242574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Gyro X</text:p>
          </table:table-cell>
          <table:table-cell office:value-type="float" office:value="-0.15816" calcext:value-type="float">
            <text:p>-0.15816</text:p>
          </table:table-cell>
          <table:table-cell/>
          <table:table-cell table:style-name="ce4" table:formula="of:=([.D34]+[.D40])/2" office:value-type="float" office:value="-0.1576085" calcext:value-type="float">
            <text:p>-0.1576085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Mag X</text:p>
          </table:table-cell>
          <table:table-cell office:value-type="float" office:value="-74.229555" calcext:value-type="float">
            <text:p>-74.229555</text:p>
          </table:table-cell>
          <table:table-cell table:style-name="ce3" table:formula="of:= ([.D42] + [.D36]) / 2" office:value-type="float" office:value="-16.620592" calcext:value-type="float">
            <text:p>-16.620592</text:p>
          </table:table-cell>
          <table:table-cell table:style-name="ce4" table:formula="of:= [.E36] * [.I36]" office:value-type="float" office:value="-16.3537795256292" calcext:value-type="float">
            <text:p>-16.3537795256292</text:p>
          </table:table-cell>
          <table:table-cell/>
          <table:table-cell table:formula="of:= [.D36] - [.E36]" office:value-type="float" office:value="-57.608963" calcext:value-type="float">
            <text:p>-57.608963</text:p>
          </table:table-cell>
          <table:table-cell table:style-name="ce4" table:formula="of:=-([.H24]/[.H36])" office:value-type="float" office:value="0.983946872989191" calcext:value-type="float">
            <text:p>0.983946872989191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urn X axis down</text:p>
          </table:table-cell>
          <table:table-cell office:value-type="string" calcext:value-type="string">
            <text:p>Accel X</text:p>
          </table:table-cell>
          <table:table-cell office:value-type="float" office:value="-1.02401" calcext:value-type="float">
            <text:p>-1.0240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yro X</text:p>
          </table:table-cell>
          <table:table-cell office:value-type="float" office:value="-0.157057" calcext:value-type="float">
            <text:p>-0.1570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g X</text:p>
          </table:table-cell>
          <table:table-cell office:value-type="float" office:value="40.988371" calcext:value-type="float">
            <text:p>40.988371</text:p>
          </table:table-cell>
          <table:table-cell table:number-columns-repeated="5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5:25:24.357715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23:04:57.329080215</meta:creation-date>
    <dc:date>2020-06-30T00:36:56.563282610</dc:date>
    <meta:editing-duration>PT3H59M47S</meta:editing-duration>
    <meta:editing-cycles>7</meta:editing-cycles>
    <meta:generator>LibreOffice/6.4.3.2$Linux_X86_64 LibreOffice_project/40$Build-2</meta:generator>
    <meta:document-statistic meta:table-count="1" meta:cell-count="78" meta:object-count="0"/>
  </office:meta>
</office:document-meta>
</file>